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88012" officeooo:paragraph-rsid="00188012"/>
    </style:style>
    <style:style style:name="T1" style:family="text">
      <style:text-properties officeooo:rsid="001a1e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denskabens fædre</text:p>
      <text:p text:style-name="P1">vi vil <text:span text:style-name="T1">i</text:span> aften hædre</text:p>
      <text:p text:style-name="P1">det skal ske med glas <text:span text:style-name="T1">i</text:span> hånd</text:p>
      <text:p text:style-name="P1">ganske <text:span text:style-name="T1">i</text:span> de herres ånd </text:p>
      <text:p text:style-name="P1">videnskabens fædre</text:p>
      <text:p text:style-name="P1"/>
      <text:p text:style-name="P1">Filosoffen Thales</text:p>
      <text:p text:style-name="P1">Hans rus kan ej udmales</text:p>
      <text:p text:style-name="P1">I en kæfert indså han</text:p>
      <text:p text:style-name="P1">Altet var det bare vand</text:p>
      <text:p text:style-name="P1">filosoffen Thales</text:p>
      <text:p text:style-name="P1"/>
      <text:p text:style-name="P1">Hædersmanden Newton</text:p>
      <text:p text:style-name="P1">der var en rigtig sprutånd</text:p>
      <text:p text:style-name="P1">fandt en aften ved bordeaux’en</text:p>
      <text:p text:style-name="P1">gravitetisk rotation</text:p>
      <text:p text:style-name="P1">hædersmanden Newton</text:p>
      <text:p text:style-name="P1"/>
      <text:p text:style-name="P1">Tænk Madam’ Curie</text:p>
      <text:p text:style-name="P1">en noget håndfast pige</text:p>
      <text:p text:style-name="P1">blev så træt af spiricum</text:p>
      <text:p text:style-name="P1">at hun opfandt radium</text:p>
      <text:p text:style-name="P1">tænk Madam’ Curie</text:p>
      <text:p text:style-name="P1"/>
      <text:p text:style-name="P1">Tak for jert eksempel</text:p>
      <text:p text:style-name="P1">I mænd af tankens tempel</text:p>
      <text:p text:style-name="P1">tak for vink og visdomsord</text:p>
      <text:p text:style-name="P1">skål, vi går <text:span text:style-name="T1">i</text:span> jeres spor</text:p>
      <text:p text:style-name="P1">tak for jert eksempel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5T15:39:11.103249902</meta:creation-date>
    <dc:date>2021-03-05T15:48:22.040085877</dc:date>
    <meta:editing-duration>PT9M1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99" meta:character-count="541" meta:non-whitespace-character-count="466"/>
  </office:meta>
</office:document-meta>
</file>